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7600" officeooo:paragraph-rsid="001e7600"/>
    </style:style>
    <style:style style:name="P2" style:family="paragraph" style:parent-style-name="Standard">
      <style:text-properties officeooo:rsid="001f9ecd" officeooo:paragraph-rsid="001f9ecd"/>
    </style:style>
    <style:style style:name="P3" style:family="paragraph" style:parent-style-name="Standard">
      <style:text-properties officeooo:rsid="0020935a" officeooo:paragraph-rsid="0020935a"/>
    </style:style>
    <style:style style:name="T1" style:family="text">
      <style:text-properties officeooo:rsid="001f0133"/>
    </style:style>
    <style:style style:name="T2" style:family="text">
      <style:text-properties officeooo:rsid="001f9ecd"/>
    </style:style>
    <style:style style:name="T3" style:family="text">
      <style:text-properties officeooo:rsid="002093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son 8:</text:p>
      <text:p text:style-name="P1"/>
      <text:p text:style-name="P1"><text:tab/>Tcne &amp; Umap visualizations for feature/dimensionality reduction</text:p>
      <text:p text:style-name="P1"><text:tab/><text:span text:style-name="T3">mds (another dimention reduction tool)</text:span></text:p>
      <text:p text:style-name="P1"><text:tab/>deck.gl (spacial viz)</text:p>
      <text:p text:style-name="P1"><text:tab/><text:span text:style-name="T2">easypz.js (plugin on d3 for quick interaction)</text:span></text:p>
      <text:p text:style-name="P1"/>
      <text:p text:style-name="P1">Interaction:</text:p>
      <text:p text:style-name="P1"><text:tab/><text:span text:style-name="T1">should give the user the ability to derive, overview, filter and extract data.</text:span></text:p>
      <text:p text:style-name="P1"><text:tab/><text:span text:style-name="T1">(select, explore,reconfigure, encode, abstract, filter, connect) and find anamalies</text:span></text:p>
      <text:p text:style-name="P1"><text:tab/></text:p>
      <text:p text:style-name="P1"><text:span text:style-name="T2">Techniques:</text:span></text:p>
      <text:p text:style-name="P2"><text:tab/>Brushing and linking – selection on one view and updating on another view</text:p>
      <text:p text:style-name="P2"><text:tab/>Smooth zooming – zooming in and out from one point to another</text:p>
      <text:p text:style-name="P2"/>
      <text:p text:style-name="P2">Interaction semantics:</text:p>
      <text:p text:style-name="P2"><text:tab/><text:span text:style-name="T3">looking at how a person uses a data viz tool, you can build a model of what they care about and how they look at the data. You can continue doing this to build a more informed model. </text:span></text:p>
      <text:p text:style-name="P2"/>
      <text:p text:style-name="P3">Interaction reuse:</text:p>
      <text:p text:style-name="P3"><text:tab/>building a interface history </text:p>
      <text:p text:style-name="P3"/>
      <text:p text:style-name="P3"/>
      <text:p text:style-name="P3"/>
      <text:p text:style-name="P2"><text:tab/>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3:21:48.038274509</meta:creation-date>
    <dc:date>2019-02-20T00:25:49.360929435</dc:date>
    <meta:editing-duration>P1DT10H3M1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117" meta:character-count="760" meta:non-whitespace-character-count="641"/>
  </office:meta>
</office:document-meta>
</file>